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Raleway" svg:font-family="Raleway, Arial, sans-serif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C" style:family="table-column">
      <style:table-column-properties style:column-width="5.667cm" style:rel-column-width="21844*"/>
    </style:style>
    <style:style style:name="Table1.A1" style:family="table-cell">
      <style:table-cell-properties fo:padding="0.097cm" fo:border-left="0.05pt solid #000000" fo:border-right="none" fo:border-top="0.05pt solid #000000" fo:border-bottom="none"/>
    </style:style>
    <style:style style:name="Table1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C2" style:family="table-cell">
      <style:table-cell-properties fo:padding="0.097cm" fo:border-left="0.05pt solid #000000" fo:border-right="0.05pt solid #000000" fo:border-top="none" fo:border-bottom="none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/>
    <style:style style:name="P2" style:family="paragraph" style:parent-style-name="Table_20_Contents">
      <style:text-properties officeooo:rsid="0004b04c" officeooo:paragraph-rsid="0004b04c"/>
    </style:style>
    <style:style style:name="P3" style:family="paragraph" style:parent-style-name="Table_20_Contents">
      <style:text-properties officeooo:rsid="00057258" officeooo:paragraph-rsid="0004b04c"/>
    </style:style>
    <style:style style:name="P4" style:family="paragraph" style:parent-style-name="Table_20_Contents">
      <style:text-properties officeooo:rsid="00071679" officeooo:paragraph-rsid="00071679"/>
    </style:style>
    <style:style style:name="P5" style:family="paragraph" style:parent-style-name="Table_20_Contents">
      <style:text-properties officeooo:rsid="0007d498" officeooo:paragraph-rsid="0007d498"/>
    </style:style>
    <style:style style:name="P6" style:family="paragraph" style:parent-style-name="Table_20_Contents">
      <style:text-properties officeooo:rsid="0008dc9c" officeooo:paragraph-rsid="0008dc9c"/>
    </style:style>
    <style:style style:name="T1" style:family="text">
      <style:text-properties fo:font-variant="normal" fo:text-transform="none" fo:color="#555555" style:font-name="Raleway" fo:font-size="15pt" fo:letter-spacing="normal" fo:font-style="normal" fo:font-weight="bold"/>
    </style:style>
    <style:style style:name="T2" style:family="text">
      <style:text-properties officeooo:rsid="0004f5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2">TAW</text:p>
          </table:table-cell>
          <table:table-cell table:style-name="Table1.A1" office:value-type="string">
            <text:p text:style-name="Table_20_Contents">https://www.tawdis.net/</text:p>
          </table:table-cell>
          <table:table-cell table:style-name="Table1.C1" office:value-type="string">
            <text:p text:style-name="Table_20_Contents"><text:span text:style-name="T2">A</text:span>n automatic on-line tool for analyzing website accessibility </text:p>
          </table:table-cell>
        </table:table-row>
        <table:table-row>
          <table:table-cell table:style-name="Table1.A2" office:value-type="string">
            <text:p text:style-name="P3">User Way Plugin</text:p>
          </table:table-cell>
          <table:table-cell table:style-name="Table1.A2" office:value-type="string">
            <text:p text:style-name="Table_20_Contents">https://userway.org/widget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Tota11y</text:p>
          </table:table-cell>
          <table:table-cell table:style-name="Table1.A2" office:value-type="string">
            <text:p text:style-name="Table_20_Contents">https://khan.github.io/tota11y/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Wave</text:p>
          </table:table-cell>
          <table:table-cell table:style-name="Table1.A2" office:value-type="string">
            <text:p text:style-name="Table_20_Contents">https://wave.webaim.org/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WebAim</text:p>
          </table:table-cell>
          <table:table-cell table:style-name="Table1.A2" office:value-type="string">
            <text:p text:style-name="Table_20_Contents">https://webaim.org/resources/contrastchecker/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>https://www.aditus.io/button-contrast-checker/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>https://accessibility.18f.gov/tools/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>http://colorsafe.co/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>https://wordpress.org/plugins/wp-accessibility/#utm_medium=referral&amp;utm_source=facebook.com&amp;utm_content=social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>https://learnui.design/tools/accessible-color-generator.html?fbclid=IwAR0mVv7iHOIPjgJiPpD3QSLUAVdhKQVElXIwPZiR5Qf5gfP8UOnUlZ7iv5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11" office:value-type="string">
            <text:p text:style-name="P2"/>
          </table:table-cell>
          <table:table-cell table:style-name="Table1.A11" office:value-type="string">
            <text:p text:style-name="Table_20_Contents"/>
          </table:table-cell>
          <table:table-cell table:style-name="Table1.C11" office:value-type="string">
            <text:p text:style-name="Table_20_Contents"/>
          </table:table-cell>
        </table:table-row>
      </table:table>
      <text:p text:style-name="Standard"/>
      <text:list xml:id="list1149796891" text:style-name="L1">
        <text:list-item>
          <text:p text:style-name="P1"><text:a xlink:type="simple" xlink:href="https://cielo24.com/2016/12/uk-web-accessibility-law/" text:style-name="Internet_20_link" text:visited-style-name="Visited_20_Internet_20_Link">https://cielo24.com/2016/12/uk-web-accessibility-law/</text:a></text:p>
        </text:list-item>
      </text:list>
      <text:p text:style-name="Standard"/>
      <text:p text:style-name="Standard"/>
      <text:list xml:id="list215211420963675" text:continue-numbering="true" text:style-name="L1">
        <text:list-item>
          <text:p text:style-name="P1"><text:a xlink:type="simple" xlink:href="https://www.w3.org/WAI/WCAG21/quickref/" text:style-name="Internet_20_link" text:visited-style-name="Visited_20_Internet_20_Link">https://www.w3.org/WAI/WCAG21/quickref/</text:a></text:p>
        </text:list-item>
        <text:list-item>
          <text:p text:style-name="P1"><text:a xlink:type="simple" xlink:href="https://www.w3.org/WAI/standards-guidelines/wcag/docs/" text:style-name="Internet_20_link" text:visited-style-name="Visited_20_Internet_20_Link">https://www.w3.org/WAI/standards-guidelines/wcag/docs/</text:a></text:p>
        </text:list-item>
        <text:list-item>
          <text:p text:style-name="P1"><text:a xlink:type="simple" xlink:href="https://www.w3.org/TR/WCAG21/#abstract" text:style-name="Internet_20_link" text:visited-style-name="Visited_20_Internet_20_Link">https://www.w3.org/TR/WCAG21/#abstract</text:a></text:p>
        </text:list-item>
        <text:list-item>
          <text:p text:style-name="P1"><text:a xlink:type="simple" xlink:href="https://www.youtube.com/watch?v=lHPPR4tG6WE&amp;feature=youtu.be&amp;ab_channel=WP-Tonic.com" text:style-name="Internet_20_link" text:visited-style-name="Visited_20_Internet_20_Link">https://www.youtube.com/watch?v=lHPPR4tG6WE&amp;feature=youtu.be&amp;ab_channel=WP-Tonic.com</text:a></text:p>
        </text:list-item>
        <text:list-item>
          <text:p text:style-name="P1"><text:a xlink:type="simple" xlink:href="https://github.com/thedaviddias/Front-End-Checklist" text:style-name="Internet_20_link" text:visited-style-name="Visited_20_Internet_20_Link">https://github.com/thedaviddias/Front-End-Checklist</text:a></text:p>
        </text:list-item>
        <text:list-item>
          <text:p text:style-name="P1"><text:a xlink:type="simple" xlink:href="https://www.reddit.com/r/web_design/comments/6ildcc/accessibility_according_to_actual_people_with/" text:style-name="Internet_20_link" text:visited-style-name="Visited_20_Internet_20_Link">https://www.reddit.com/r/web_design/comments/6ildcc/accessibility_according_to_actual_people_with/</text:a></text:p>
        </text:list-item>
        <text:list-item>
          <text:p text:style-name="P1"><text:a xlink:type="simple" xlink:href="https://www.google.com/search?sxsrf=ALeKk02BLS2reQNzz9GBIFgAOJ1YZBif8Q%3A1591374973607&amp;ei=fXTaXqLKJIeEhbIPkvm0qAg&amp;q=accessibility+library+github&amp;oq=accessibility+library+github&amp;gs_lcp=CgZwc3ktYWIQAzoECAAQRzoGCAAQFhAeOggIIRAWEB0QHjoFCCEQoAE6BwghEAoQoAFQvipY0TFgnDdoAHACeAGAAd0CiAHaCJIBBzMuMi4wLjKYAQCgAQGqAQdnd3Mtd2l6&amp;sclient=psy-ab&amp;ved=0ahUKEwji_IXgjevpAhUHQkEAHZI8DYUQ4dUDCAw&amp;uact=5" text:style-name="Internet_20_link" text:visited-style-name="Visited_20_Internet_20_Link">https://www.google.com/search?sxsrf=ALeKk02BLS2reQNzz9GBIFgAOJ1YZBif8Q%3A1591374973607&amp;ei=fXTaXqLKJIeEhbIPkvm0qAg&amp;q=accessibility+library+github&amp;oq=accessibility+library+github&amp;gs_lcp=CgZwc3ktYWIQAzoECAAQRzoGCAAQFhAeOggIIRAWEB0QHjoFCCEQoAE6BwghEAoQoAFQvipY0TFgnDdoAHACeAGAAd0CiAHaCJIBBzMuMi4wLjKYAQCgAQGqAQdnd3Mtd2l6&amp;sclient=psy-ab&amp;ved=0ahUKEwji_IXgjevpAhUHQkEAHZI8DYUQ4dUDCAw&amp;uact=5</text:a></text:p>
        </text:list-item>
        <text:list-item>
          <text:p text:style-name="P1"><text:a xlink:type="simple" xlink:href="https://pailsolicitors.co.uk/blog/could-your-business-face-a-lawsuit-over-the-website-accessibility-regulations-2018" text:style-name="Internet_20_link" text:visited-style-name="Visited_20_Internet_20_Link">https://pailsolicitors.co.uk/blog/could-your-business-face-a-lawsuit-over-the-website-accessibility-regulations-2018</text:a></text:p>
        </text:list-item>
        <text:list-item>
          <text:p text:style-name="P1"><text:a xlink:type="simple" xlink:href="https://moritzgiessmann.de/accessibility-cheatsheet/" text:style-name="Internet_20_link" text:visited-style-name="Visited_20_Internet_20_Link">https://moritzgiessmann.de/accessibility-cheatsheet/</text:a></text:p>
        </text:list-item>
        <text:list-item>
          <text:p text:style-name="P1"><text:soft-page-break/>https://www.reddit.com/r/webaccess/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Raleway" svg:font-family="Raleway, Arial, sans-serif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0T21:38:35.569000000</meta:creation-date>
    <dc:date>2020-09-10T21:51:16.173000000</dc:date>
    <meta:editing-duration>PT12M34S</meta:editing-duration>
    <meta:editing-cycles>21</meta:editing-cycles>
    <meta:generator>LibreOffice/6.4.5.2$Windows_X86_64 LibreOffice_project/a726b36747cf2001e06b58ad5db1aa3a9a1872d6</meta:generator>
    <meta:document-statistic meta:table-count="1" meta:image-count="0" meta:object-count="0" meta:page-count="2" meta:paragraph-count="27" meta:word-count="47" meta:character-count="1601" meta:non-whitespace-character-count="1591"/>
  </office:meta>
</office:document-meta>
</file>